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Lohit Devanagari1" svg:font-family="'Lohit Devanagari'"/>
    <style:font-face style:name="Noto Mono" svg:font-family="'Noto Mono'" style:font-pitch="fixed"/>
    <style:font-face style:name="Tlwg Typo" svg:font-family="'Tlwg Typo'" style:font-adornments="Bold" style:font-pitch="fixed"/>
    <style:font-face style:name="TlwgMono" svg:font-family="TlwgMono" style:font-adornments="Bold" style:font-pitch="fixed"/>
    <style:font-face style:name="Ubuntu Mono" svg:font-family="'Ubuntu Mono'" style:font-adornments="Bold"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FreeMono" svg:font-family="FreeMono" style:font-adornments="Bold" style:font-family-generic="modern" style:font-pitch="fixed"/>
    <style:font-face style:name="Liberation Mono" svg:font-family="'Liberation Mono'" style:font-family-generic="modern" style:font-pitch="fixed"/>
    <style:font-face style:name="Abyssinica SIL" svg:font-family="'Abyssinica SIL'" style:font-pitch="variable"/>
    <style:font-face style:name="Dyuthi" svg:font-family="Dyuthi" style:font-pitch="variable"/>
    <style:font-face style:name="FontAwesome" svg:font-family="FontAwesome" style:font-pitch="variable"/>
    <style:font-face style:name="Gargi" svg:font-family="Gargi" style:font-pitch="variable"/>
    <style:font-face style:name="Garuda" svg:font-family="Garuda" style:font-adornments="Bold" style:font-pitch="variable"/>
    <style:font-face style:name="Gubbi" svg:font-family="Gubbi" style:font-pitch="variable"/>
    <style:font-face style:name="Jamrul" svg:font-family="Jamrul" style:font-pitch="variable"/>
    <style:font-face style:name="KacstArt" svg:font-family="KacstArt" style:font-pitch="variable"/>
    <style:font-face style:name="KacstBook" svg:font-family="KacstBook" style:font-pitch="variable"/>
    <style:font-face style:name="KacstDecorative" svg:font-family="KacstDecorative" style:font-pitch="variable"/>
    <style:font-face style:name="KacstDigital" svg:font-family="KacstDigital" style:font-pitch="variable"/>
    <style:font-face style:name="KacstFarsi" svg:font-family="KacstFarsi" style:font-pitch="variable"/>
    <style:font-face style:name="Kalimati" svg:font-family="Kalimati" style:font-pitch="variable"/>
    <style:font-face style:name="Norasi" svg:font-family="Norasi" style:font-adornments="Bold" style:font-pitch="variable"/>
    <style:font-face style:name="Padauk" svg:font-family="Padauk" style:font-adornments="Bold" style:font-pitch="variable"/>
    <style:font-face style:name="Padauk Book" svg:font-family="'Padauk Book'" style:font-adornments="Bold" style:font-pitch="variable"/>
    <style:font-face style:name="Pagul" svg:font-family="Pagul" style:font-pitch="variable"/>
    <style:font-face style:name="Phetsarath OT" svg:font-family="'Phetsarath OT'" style:font-pitch="variable"/>
    <style:font-face style:name="Pothana2000" svg:font-family="Pothana2000" style:font-pitch="variable"/>
    <style:font-face style:name="Purisa" svg:font-family="Purisa" style:font-adornments="Bold" style:font-pitch="variable"/>
    <style:font-face style:name="Rachana" svg:font-family="Rachana" style:font-adornments="Bold" style:font-pitch="variable"/>
    <style:font-face style:name="RaghuMalayalam" svg:font-family="RaghuMalayalam" style:font-pitch="variable"/>
    <style:font-face style:name="Rekha" svg:font-family="Rekha" style:font-pitch="variable"/>
    <style:font-face style:name="Roboto" svg:font-family="Roboto" style:font-adornments="Bold" style:font-pitch="variable"/>
    <style:font-face style:name="Roboto Condensed" svg:font-family="'Roboto Condensed'" style:font-adornments="Bold" style:font-pitch="variable"/>
    <style:font-face style:name="Saab" svg:font-family="Saab" style:font-pitch="variable"/>
    <style:font-face style:name="Sahadeva" svg:font-family="Sahadeva" style:font-pitch="variable"/>
    <style:font-face style:name="Samanata" svg:font-family="Samanata" style:font-pitch="variable"/>
    <style:font-face style:name="Samyak Devanagari" svg:font-family="'Samyak Devanagari'" style:font-pitch="variable"/>
    <style:font-face style:name="Samyak Gujarati" svg:font-family="'Samyak Gujarati'" style:font-pitch="variable"/>
    <style:font-face style:name="Samyak Malayalam" svg:font-family="'Samyak Malayalam'" style:font-pitch="variable"/>
    <style:font-face style:name="Samyak Tamil" svg:font-family="'Samyak Tamil'" style:font-pitch="variable"/>
    <style:font-face style:name="Sarai" svg:font-family="Sarai" style:font-pitch="variable"/>
    <style:font-face style:name="Sawasdee" svg:font-family="Sawasdee" style:font-adornments="Bold" style:font-pitch="variable"/>
    <style:font-face style:name="Suruma" svg:font-family="Suruma" style:font-pitch="variable"/>
    <style:font-face style:name="Tibetan Machine Uni" svg:font-family="'Tibetan Machine Uni'" style:font-pitch="variable"/>
    <style:font-face style:name="Tlwg Typist" svg:font-family="'Tlwg Typist'" style:font-adornments="Bold" style:font-pitch="variable"/>
    <style:font-face style:name="Ubuntu" svg:font-family="Ubuntu" style:font-adornments="Bold" style:font-pitch="variable"/>
    <style:font-face style:name="Umpush" svg:font-family="Umpush" style:font-adornments="Bold" style:font-pitch="variable"/>
    <style:font-face style:name="Uroob" svg:font-family="Uroob" style:font-adornments="Bold" style:font-pitch="variable"/>
    <style:font-face style:name="padmaa" svg:font-family="padmaa" style:font-pitch="variable"/>
    <style:font-face style:name="padmaa-Bold.1.1" svg:font-family="padmaa-Bold.1.1" style:font-adornments="Bold.1.1" style:font-pitch="variable"/>
    <style:font-face style:name="TlwgTypewriter" svg:font-family="TlwgTypewriter" style:font-adornments="Bold" style:font-family-generic="modern" style:font-pitch="variable"/>
    <style:font-face style:name="DejaVu Serif" svg:font-family="'DejaVu Serif'" style:font-adornments="Bold"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Noto Serif CJK JP" svg:font-family="'Noto Serif CJK JP'" style:font-adornments="Bold" style:font-family-generic="roman" style:font-pitch="variable"/>
    <style:font-face style:name="Noto Serif CJK KR" svg:font-family="'Noto Serif CJK KR'" style:font-adornments="Bold" style:font-family-generic="roman" style:font-pitch="variable"/>
    <style:font-face style:name="Noto Serif CJK SC" svg:font-family="'Noto Serif CJK SC'" style:font-adornments="Bold" style:font-family-generic="roman" style:font-pitch="variable"/>
    <style:font-face style:name="Noto Serif CJK TC" svg:font-family="'Noto Serif CJK TC'" style:font-adornments="Bold" style:font-family-generic="roman" style:font-pitch="variable"/>
    <style:font-face style:name="DejaVu Sans Light" svg:font-family="'DejaVu Sans Light'"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CJK HK" svg:font-family="'Noto Sans CJK HK'" style:font-adornments="Bold" style:font-family-generic="swiss" style:font-pitch="variable"/>
    <style:font-face style:name="Noto Sans CJK JP" svg:font-family="'Noto Sans CJK JP'" style:font-adornments="Bold" style:font-family-generic="swiss" style:font-pitch="variable"/>
    <style:font-face style:name="Noto Sans CJK KR" svg:font-family="'Noto Sans CJK KR'" style:font-adornments="Bold" style:font-family-generic="swiss" style:font-pitch="variable"/>
    <style:font-face style:name="Noto Sans CJK SC" svg:font-family="'Noto Sans CJK SC'" style:font-adornments="Bold" style:font-family-generic="swiss" style:font-pitch="variable"/>
    <style:font-face style:name="Noto Sans CJK TC" svg:font-family="'Noto Sans CJK TC'" style:font-adornments="Bold" style:font-family-generic="swiss" style:font-pitch="variable"/>
    <style:font-face style:name="Noto Sans Mono CJK HK" svg:font-family="'Noto Sans Mono CJK HK'" style:font-adornments="Bold" style:font-family-generic="swiss" style:font-pitch="variable"/>
    <style:font-face style:name="Noto Sans Mono CJK JP" svg:font-family="'Noto Sans Mono CJK JP'" style:font-adornments="Bold" style:font-family-generic="swiss" style:font-pitch="variable"/>
    <style:font-face style:name="Noto Sans Mono CJK KR" svg:font-family="'Noto Sans Mono CJK KR'" style:font-adornments="Bold" style:font-family-generic="swiss" style:font-pitch="variable"/>
    <style:font-face style:name="Noto Sans Mono CJK SC" svg:font-family="'Noto Sans Mono CJK SC'" style:font-adornments="Bold" style:font-family-generic="swiss" style:font-pitch="variable"/>
    <style:font-face style:name="Noto Sans Mono CJK TC" svg:font-family="'Noto Sans Mono CJK TC'" style:font-adornments="Bold" style:font-family-generic="swiss" style:font-pitch="variable"/>
    <style:font-face style:name="Open Sans" svg:font-family="'Open Sans'" style:font-adornments="Bold" style:font-family-generic="swiss" style:font-pitch="variable"/>
    <style:font-face style:name="Open Sans Condensed" svg:font-family="'Open Sans Condensed'" style:font-adornments="Bold" style:font-family-generic="swiss" style:font-pitch="variable"/>
    <style:font-face style:name="Open Sans Condensed Light" svg:font-family="'Open Sans Condensed Light'" style:font-family-generic="swiss" style:font-pitch="variable"/>
    <style:font-face style:name="Open Sans Extrabold" svg:font-family="'Open Sans Extrabold'"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P1" style:family="paragraph" style:parent-style-name="Standard">
      <style:text-properties officeooo:rsid="001bd556" officeooo:paragraph-rsid="001bd556"/>
    </style:style>
    <style:style style:name="P2" style:family="paragraph" style:parent-style-name="Standard">
      <style:text-properties fo:font-style="italic" style:text-underline-style="solid" style:text-underline-width="auto" style:text-underline-color="font-color" officeooo:rsid="001bd556" officeooo:paragraph-rsid="001bd556" style:font-style-asian="italic" style:font-style-complex="italic"/>
    </style:style>
    <style:style style:name="P3" style:family="paragraph" style:parent-style-name="Standard">
      <style:text-properties fo:color="#00599d" fo:font-size="15pt" officeooo:rsid="001bd556" officeooo:paragraph-rsid="001bd556" style:font-size-asian="15pt" style:font-size-complex="15pt"/>
    </style:style>
    <style:style style:name="P4" style:family="paragraph" style:parent-style-name="Standard">
      <style:text-properties fo:color="#00599d" style:font-name="Kalimati" fo:font-size="15pt" officeooo:rsid="00207ba0" officeooo:paragraph-rsid="00207ba0" style:font-size-asian="15pt" style:font-size-complex="15pt"/>
    </style:style>
    <style:style style:name="P5" style:family="paragraph" style:parent-style-name="Standard">
      <style:text-properties fo:color="#00599d" style:font-name="Kalimati" fo:font-size="15pt" officeooo:rsid="002bde10" officeooo:paragraph-rsid="002bde10" style:font-size-asian="15pt" style:font-size-complex="15pt"/>
    </style:style>
    <style:style style:name="P6" style:family="paragraph" style:parent-style-name="Standard">
      <style:text-properties fo:color="#1c1c1c" fo:font-size="20pt" officeooo:rsid="001bd556" officeooo:paragraph-rsid="001bd556" fo:background-color="#ffffff" style:font-size-asian="20pt" style:font-size-complex="20pt"/>
    </style:style>
    <style:style style:name="P7" style:family="paragraph" style:parent-style-name="Standard">
      <style:text-properties fo:color="#1c1c1c" officeooo:rsid="001bd556" officeooo:paragraph-rsid="001bd556" fo:background-color="#ffffff"/>
    </style:style>
    <style:style style:name="P8" style:family="paragraph" style:parent-style-name="Standard">
      <style:text-properties style:font-name="Kalimati"/>
    </style:style>
    <style:style style:name="P9" style:family="paragraph" style:parent-style-name="Standard">
      <style:text-properties style:font-name="Kalimati" officeooo:rsid="001bd556" officeooo:paragraph-rsid="001bd556"/>
    </style:style>
    <style:style style:name="P10" style:family="paragraph" style:parent-style-name="Standard">
      <style:text-properties style:font-name="Kalimati" officeooo:paragraph-rsid="001bd556"/>
    </style:style>
    <style:style style:name="P11" style:family="paragraph" style:parent-style-name="Standard">
      <style:text-properties style:font-name="Kalimati" fo:font-weight="bold" officeooo:rsid="001d83db" officeooo:paragraph-rsid="001d83db" style:font-weight-asian="bold" style:font-weight-complex="bold"/>
    </style:style>
    <style:style style:name="P12" style:family="paragraph" style:parent-style-name="Standard">
      <style:text-properties style:font-name="Kalimati" officeooo:rsid="001f1116" officeooo:paragraph-rsid="001f1116"/>
    </style:style>
    <style:style style:name="P13" style:family="paragraph" style:parent-style-name="Standard">
      <style:text-properties style:font-name="Kalimati" officeooo:rsid="00207ba0" officeooo:paragraph-rsid="00207ba0"/>
    </style:style>
    <style:style style:name="P14" style:family="paragraph" style:parent-style-name="Standard">
      <style:text-properties style:font-name="Kalimati" officeooo:rsid="00247c5b" officeooo:paragraph-rsid="00247c5b"/>
    </style:style>
    <style:style style:name="P15" style:family="paragraph" style:parent-style-name="Standard">
      <style:text-properties style:font-name="Kalimati" officeooo:rsid="002776fe" officeooo:paragraph-rsid="002776fe"/>
    </style:style>
    <style:style style:name="P16" style:family="paragraph" style:parent-style-name="Standard">
      <style:text-properties style:font-name="Kalimati" officeooo:rsid="003129e2" officeooo:paragraph-rsid="003129e2"/>
    </style:style>
    <style:style style:name="P17" style:family="paragraph" style:parent-style-name="Standard">
      <style:text-properties style:font-name="Kalimati" officeooo:paragraph-rsid="002776fe"/>
    </style:style>
    <style:style style:name="P18" style:family="paragraph" style:parent-style-name="Standard">
      <style:text-properties style:font-name="Kalimati" fo:font-size="12pt" fo:font-weight="bold" officeooo:rsid="002a9c98" officeooo:paragraph-rsid="002a9c98" style:font-size-asian="12pt" style:font-weight-asian="bold" style:font-size-complex="12pt" style:font-weight-complex="bold"/>
    </style:style>
    <style:style style:name="P19" style:family="paragraph" style:parent-style-name="Standard">
      <style:text-properties style:font-name="Kalimati" fo:font-size="12pt" fo:font-weight="bold" officeooo:rsid="003bb5a0" officeooo:paragraph-rsid="003bb5a0" style:font-size-asian="12pt" style:font-weight-asian="bold" style:font-size-complex="12pt" style:font-weight-complex="bold"/>
    </style:style>
    <style:style style:name="P20" style:family="paragraph" style:parent-style-name="Standard">
      <style:text-properties style:font-name="Kalimati" fo:font-size="12pt" officeooo:rsid="002a9c98" officeooo:paragraph-rsid="002a9c98" style:font-size-asian="12pt" style:font-size-complex="12pt"/>
    </style:style>
    <style:style style:name="P21" style:family="paragraph" style:parent-style-name="Standard">
      <style:text-properties style:font-name="Kalimati" fo:font-size="12pt" officeooo:rsid="00332675" officeooo:paragraph-rsid="00332675" style:font-size-asian="12pt" style:font-size-complex="12pt"/>
    </style:style>
    <style:style style:name="P22" style:family="paragraph" style:parent-style-name="Standard">
      <style:text-properties style:font-name="Kalimati" fo:font-size="12pt" officeooo:rsid="00332675" officeooo:paragraph-rsid="00343146" style:font-size-asian="12pt" style:font-size-complex="12pt"/>
    </style:style>
    <style:style style:name="P23" style:family="paragraph" style:parent-style-name="Standard">
      <style:text-properties style:font-name="Kalimati" fo:font-size="12pt" officeooo:rsid="003bb5a0" officeooo:paragraph-rsid="003bb5a0" style:font-size-asian="12pt" style:font-size-complex="12pt"/>
    </style:style>
    <style:style style:name="P24" style:family="paragraph" style:parent-style-name="Standard">
      <style:text-properties style:font-name="Kalimati" officeooo:paragraph-rsid="003eb3ae"/>
    </style:style>
    <style:style style:name="P25" style:family="paragraph" style:parent-style-name="Standard">
      <style:text-properties style:font-name="Kalimati" officeooo:rsid="003fd5d9" officeooo:paragraph-rsid="003fd5d9"/>
    </style:style>
    <style:style style:name="P26" style:family="paragraph" style:parent-style-name="Standard">
      <style:text-properties style:font-name="Kalimati" officeooo:rsid="0040adad" officeooo:paragraph-rsid="0040adad"/>
    </style:style>
    <style:style style:name="P27" style:family="paragraph" style:parent-style-name="Standard">
      <style:paragraph-properties fo:line-height="100%"/>
      <style:text-properties fo:color="#8f187c" style:font-name="Ubuntu" fo:font-size="20pt" fo:font-style="italic" fo:font-weight="bold" officeooo:rsid="002f1e9f" officeooo:paragraph-rsid="002f1e9f" fo:background-color="#ffffff" style:font-size-asian="20pt" style:font-style-asian="italic" style:font-weight-asian="bold" style:font-size-complex="20pt" style:font-style-complex="italic" style:font-weight-complex="bold"/>
    </style:style>
    <style:style style:name="P28" style:family="paragraph" style:parent-style-name="Standard">
      <style:text-properties fo:color="#8f187c" style:font-name="Ubuntu" fo:font-size="20pt" fo:font-style="italic" fo:font-weight="bold" officeooo:rsid="002f1e9f" officeooo:paragraph-rsid="002f1e9f" fo:background-color="#ffffff" style:font-size-asian="20pt" style:font-style-asian="italic" style:font-weight-asian="bold" style:font-size-complex="20pt" style:font-style-complex="italic" style:font-weight-complex="bold"/>
    </style:style>
    <style:style style:name="P29" style:family="paragraph" style:parent-style-name="Standard">
      <style:text-properties style:font-name="Abyssinica SIL" officeooo:rsid="001d83db" officeooo:paragraph-rsid="001d83db"/>
    </style:style>
    <style:style style:name="P30" style:family="paragraph" style:parent-style-name="Standard">
      <style:text-properties style:font-name="Abyssinica SIL" officeooo:rsid="001ddb10" officeooo:paragraph-rsid="001ef394"/>
    </style:style>
    <style:style style:name="P31" style:family="paragraph" style:parent-style-name="Standard">
      <style:text-properties style:font-name="Abyssinica SIL" officeooo:rsid="001ddb10" officeooo:paragraph-rsid="001ddb10"/>
    </style:style>
    <style:style style:name="P32" style:family="paragraph" style:parent-style-name="Standard">
      <style:text-properties style:font-name="Abyssinica SIL" officeooo:rsid="001ef394" officeooo:paragraph-rsid="001ef394"/>
    </style:style>
    <style:style style:name="P33" style:family="paragraph" style:parent-style-name="Standard">
      <style:text-properties style:font-name="Abyssinica SIL" fo:font-size="12pt" officeooo:rsid="003bb5a0" officeooo:paragraph-rsid="003bb5a0" style:font-size-asian="12pt" style:font-size-complex="12pt"/>
    </style:style>
    <style:style style:name="P34" style:family="paragraph" style:parent-style-name="Text_20_body">
      <style:text-properties style:font-name="Liberation Serif" fo:font-size="12pt" officeooo:rsid="00332675" officeooo:paragraph-rsid="00332675" style:font-size-asian="12pt" style:font-size-complex="12pt"/>
    </style:style>
    <style:style style:name="P35" style:family="paragraph" style:parent-style-name="Text_20_body">
      <style:text-properties officeooo:paragraph-rsid="00381d46"/>
    </style:style>
    <style:style style:name="P36" style:family="paragraph" style:parent-style-name="Text_20_body">
      <style:text-properties style:font-name="Kalimati"/>
    </style:style>
    <style:style style:name="P37" style:family="paragraph" style:parent-style-name="Text_20_body">
      <style:text-properties style:font-name="Kalimati" officeooo:paragraph-rsid="00381d46"/>
    </style:style>
    <style:style style:name="P38" style:family="paragraph" style:parent-style-name="Text_20_body">
      <style:text-properties style:font-name="Kalimati" fo:font-weight="bold" officeooo:rsid="003a0f4f" officeooo:paragraph-rsid="003a0f4f" style:font-weight-asian="bold" style:font-weight-complex="bold"/>
    </style:style>
    <style:style style:name="P39" style:family="paragraph" style:parent-style-name="Standard">
      <style:paragraph-properties fo:margin-left="0in" fo:margin-right="0in" fo:text-indent="0in" style:auto-text-indent="false"/>
      <style:text-properties style:font-name="Kalimati" officeooo:rsid="003fd5d9" officeooo:paragraph-rsid="003fd5d9"/>
    </style:style>
    <style:style style:name="P40" style:family="paragraph" style:parent-style-name="Standard">
      <style:paragraph-properties fo:margin-left="0in" fo:margin-right="0in" fo:text-indent="0in" style:auto-text-indent="false"/>
      <style:text-properties style:font-name="Abyssinica SIL" officeooo:rsid="001ddb10" officeooo:paragraph-rsid="001ef394"/>
    </style:style>
    <style:style style:name="P41" style:family="paragraph" style:parent-style-name="Standard">
      <style:text-properties style:font-name="Kalimati" fo:font-style="italic" style:text-underline-style="solid" style:text-underline-width="auto" style:text-underline-color="font-color" officeooo:rsid="001bd556" officeooo:paragraph-rsid="001bd556" style:font-style-asian="italic" style:font-style-complex="italic"/>
    </style:style>
    <style:style style:name="P42" style:family="paragraph" style:parent-style-name="Standard">
      <style:text-properties style:font-name="Kalimati" officeooo:rsid="00207ba0" officeooo:paragraph-rsid="00207ba0"/>
    </style:style>
    <style:style style:name="P43" style:family="paragraph" style:parent-style-name="Standard">
      <style:text-properties style:font-name="Kalimati" fo:font-size="14pt" officeooo:rsid="00207ba0" officeooo:paragraph-rsid="0042ec7c" style:font-size-asian="14pt" style:font-size-complex="14pt"/>
    </style:style>
    <style:style style:name="P44" style:family="paragraph" style:parent-style-name="Standard">
      <style:text-properties style:font-name="KacstFarsi" fo:font-style="normal" style:text-underline-style="none" officeooo:rsid="001bd556" officeooo:paragraph-rsid="001bd556" style:font-style-asian="normal" style:font-style-complex="normal"/>
    </style:style>
    <style:style style:name="P45" style:family="paragraph" style:parent-style-name="Standard">
      <style:text-properties officeooo:paragraph-rsid="0042ec7c"/>
    </style:style>
    <style:style style:name="P46" style:family="paragraph" style:parent-style-name="Standard">
      <style:text-properties style:font-name="Kalimati"/>
    </style:style>
    <style:style style:name="T1" style:family="text">
      <style:text-properties officeooo:rsid="001ddb10"/>
    </style:style>
    <style:style style:name="T2" style:family="text">
      <style:text-properties officeooo:rsid="00207ba0"/>
    </style:style>
    <style:style style:name="T3" style:family="text">
      <style:text-properties officeooo:rsid="00247c5b"/>
    </style:style>
    <style:style style:name="T4" style:family="text">
      <style:text-properties officeooo:rsid="0025d3e4"/>
    </style:style>
    <style:style style:name="T5" style:family="text">
      <style:text-properties officeooo:rsid="0028f28f"/>
    </style:style>
    <style:style style:name="T6" style:family="text">
      <style:text-properties officeooo:rsid="00333fa3"/>
    </style:style>
    <style:style style:name="T7" style:family="text">
      <style:text-properties officeooo:rsid="00381d46"/>
    </style:style>
    <style:style style:name="T8" style:family="text">
      <style:text-properties officeooo:rsid="003d0d15"/>
    </style:style>
    <style:style style:name="T9" style:family="text">
      <style:text-properties officeooo:rsid="001bd556"/>
    </style:style>
    <style:style style:name="T10" style:family="text">
      <style:text-properties fo:color="#ce181e"/>
    </style:style>
    <style:style style:name="T11" style:family="text">
      <style:text-properties fo:color="#ce181e" fo:font-style="italic" style:text-underline-style="none" fo:font-weight="bold" style:font-style-asian="italic" style:font-weight-asian="bold" style:font-style-complex="italic" style:font-weight-complex="bold"/>
    </style:style>
    <style:style style:name="T12" style:family="text">
      <style:text-properties fo:color="#ce181e" fo:font-style="italic" style:text-underline-style="none" fo:font-weight="bold" officeooo:rsid="003d0d15" style:font-style-asian="italic" style:font-weight-asian="bold" style:font-style-complex="italic" style:font-weight-complex="bold"/>
    </style:style>
    <style:style style:name="T13" style:family="text">
      <style:text-properties fo:color="#ce181e" fo:font-style="italic" fo:font-weight="bold" style:font-style-asian="italic" style:font-weight-asian="bold" style:font-style-complex="italic" style:font-weight-complex="bold"/>
    </style:style>
    <style:style style:name="T14" style:family="text">
      <style:text-properties fo:color="#ce181e" style:text-underline-style="none"/>
    </style:style>
    <style:style style:name="T15" style:family="text">
      <style:text-properties fo:color="#ce181e" style:text-line-through-style="none" style:text-line-through-type="none" fo:font-style="italic" style:text-underline-style="none" fo:font-weight="bold" style:font-style-asian="italic" style:font-weight-asian="bold" style:font-style-complex="italic" style:font-weight-complex="bold"/>
    </style:style>
    <style:style style:name="T16" style:family="text">
      <style:text-properties fo:color="#ce181e" fo:font-weight="bold" style:font-weight-asian="bold" style:font-weight-complex="bold"/>
    </style:style>
    <style:style style:name="T17" style:family="text">
      <style:text-properties fo:color="#ce181e" style:font-name="Kalimati" fo:font-style="italic" style:text-underline-style="none" style:font-style-asian="italic" style:font-style-complex="italic"/>
    </style:style>
    <style:style style:name="T18" style:family="text">
      <style:text-properties fo:color="#ce181e" style:font-name="Kalimati" fo:font-style="normal" style:text-underline-style="none" style:font-style-asian="normal" style:font-style-complex="normal"/>
    </style:style>
    <style:style style:name="T19" style:family="text">
      <style:text-properties fo:color="#ce181e" style:font-name="Kalimati" fo:font-style="normal" fo:font-weight="bold" officeooo:rsid="0042ec7c" style:font-style-asian="normal" style:font-weight-asian="bold" style:font-style-complex="normal" style:font-weight-complex="bold"/>
    </style:style>
    <style:style style:name="T20" style:family="text">
      <style:text-properties fo:color="#ce181e" fo:font-style="normal" fo:font-weight="bold" style:font-style-asian="normal" style:font-weight-asian="bold" style:font-style-complex="normal" style:font-weight-complex="bold"/>
    </style:style>
    <style:style style:name="T21" style:family="text">
      <style:text-properties fo:color="#ce181e" fo:font-style="normal" style:text-underline-style="none" fo:font-weight="bold" style:font-style-asian="normal" style:font-weight-asian="bold" style:font-style-complex="normal" style:font-weight-complex="bold"/>
    </style:style>
    <style:style style:name="T22" style:family="text">
      <style:text-properties fo:color="#ce181e" style:font-name="Kalimati" style:text-underline-style="none"/>
    </style:style>
    <style:style style:name="T23" style:family="text">
      <style:text-properties fo:color="#ce181e" style:font-name="Kalimati" style:text-underline-style="none" fo:font-weight="bold" style:font-weight-asian="bold" style:font-weight-complex="bold"/>
    </style:style>
    <style:style style:name="T24" style:family="text">
      <style:text-properties fo:color="#ce181e" style:font-name="Kalimati" officeooo:rsid="0042ec7c"/>
    </style:style>
    <style:style style:name="T25" style:family="text">
      <style:text-properties fo:color="#ce181e" style:font-name="Kalimati" fo:font-weight="bold" officeooo:rsid="0042ec7c" style:font-weight-asian="bold" style:font-weight-complex="bold"/>
    </style:style>
    <style:style style:name="T26" style:family="text">
      <style:text-properties fo:color="#ce181e" style:font-name="Kalimati" fo:font-style="normal" style:text-underline-style="none" fo:font-weight="bold" style:font-style-asian="normal" style:font-weight-asian="bold" style:font-style-complex="normal" style:font-weight-complex="bold"/>
    </style:style>
    <style:style style:name="T27" style:family="text">
      <style:text-properties officeooo:rsid="003eb3ae"/>
    </style:style>
    <style:style style:name="T28" style:family="text">
      <style:text-properties officeooo:rsid="002a9c98"/>
    </style:style>
    <style:style style:name="T29" style:family="text">
      <style:text-properties style:font-name="Kalimati"/>
    </style:style>
    <style:style style:name="T30" style:family="text">
      <style:text-properties style:font-name="Kalimati" fo:font-style="normal" style:text-underline-style="none" style:font-style-asian="normal" style:font-style-complex="normal"/>
    </style:style>
    <style:style style:name="T31" style:family="text">
      <style:text-properties style:font-name="Kalimati" fo:font-style="normal" style:text-underline-style="none" officeooo:rsid="002f1e9f" style:font-style-asian="normal" style:font-style-complex="normal"/>
    </style:style>
    <style:style style:name="T32" style:family="text">
      <style:text-properties style:font-name="Kalimati" fo:font-style="italic" style:text-underline-style="none" style:font-style-asian="italic" style:font-style-complex="italic"/>
    </style:style>
    <style:style style:name="T33" style:family="text">
      <style:text-properties style:font-name="Kalimati" fo:font-size="12pt" fo:font-style="normal" style:text-underline-style="none" style:font-size-asian="12pt" style:font-style-asian="normal" style:font-size-complex="12pt" style:font-style-complex="normal"/>
    </style:style>
    <style:style style:name="T34" style:family="text">
      <style:text-properties style:font-name="Kalimati" officeooo:rsid="00381d46"/>
    </style:style>
    <style:style style:name="T35" style:family="text">
      <style:text-properties style:font-name="Kalimati" officeooo:rsid="0042ec7c"/>
    </style:style>
    <style:style style:name="T36" style:family="text">
      <style:text-properties officeooo:rsid="0040adad"/>
    </style:style>
    <style:style style:name="T37" style:family="text">
      <style:text-properties style:font-name="Abyssinica SIL" fo:font-size="12pt" style:font-size-asian="12pt" style:font-size-complex="12pt"/>
    </style:style>
    <style:style style:name="T38" style:family="text">
      <style:text-properties style:font-name="Abyssinica SIL" fo:font-size="12pt" officeooo:rsid="002bde10" style:font-size-asian="12pt" style:font-size-complex="12pt"/>
    </style:style>
    <style:style style:name="T39" style:family="text">
      <style:text-properties officeooo:rsid="0042ec7c"/>
    </style:style>
    <style:style style:name="T40" style:family="text">
      <style:text-properties style:font-name="Kalimati"/>
    </style:style>
    <style:style style:name="T41" style:family="text">
      <style:text-properties style:font-name="Kalimati" style:text-underline-style="none"/>
    </style:style>
    <style:style style:name="T42" style:family="text">
      <style:text-properties style:font-name="Kalimati" style:text-underline-style="solid" style:text-underline-width="auto" style:text-underline-color="font-color"/>
    </style:style>
    <style:style style:name="T43" style:family="text">
      <style:text-properties style:font-name="Kalimati" fo:font-weight="bold" style:font-weight-asian="bold" style:font-weight-complex="bold"/>
    </style:style>
    <style:style style:name="gr1" style:family="graphic">
      <style:graphic-properties draw:textarea-horizontal-align="justify" draw:textarea-vertical-align="middle" draw:auto-grow-height="false" fo:min-height="0.0583in" fo:min-width="7.08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aurabh singh yadav </text:p>
      <text:p text:style-name="P28">19095087</text:p>
      <text:p text:style-name="P28">CS<text:span text:style-name="T39">O</text:span>-102</text:p>
      <text:p text:style-name="P28">Electronics Engineering</text:p>
      <text:p text:style-name="P6"><draw:custom-shape text:anchor-type="paragraph" draw:z-index="0" draw:name="Shape1" draw:style-name="gr1" svg:width="7.0807in" svg:height="0.0587in" svg:x="0.0598in" svg:y="0.3189in"><text:p/><draw:enhanced-geometry svg:viewBox="0 0 21600 21600" draw:type="rectangle" draw:enhanced-path="M 0 0 L 21600 0 21600 21600 0 21600 0 0 Z N"/></draw:custom-shape></text:p>
      <text:p text:style-name="P7"/>
      <text:p text:style-name="P1"/>
      <text:p text:style-name="P3">1<text:span text:style-name="T2">(a)</text:span>.</text:p>
      <text:p text:style-name="P9">We can use Hashing <text:s/>to implement python Dictionary in C.</text:p>
      <text:p text:style-name="P10"><text:span text:style-name="T9">We can use</text:span><text:span text:style-name="T10"> </text:span><text:span text:style-name="T16">Hashing with Direct Chaining.</text:span></text:p>
      <text:p text:style-name="P41"/>
      <text:p text:style-name="P2"><text:span text:style-name="T33">Python dictionary is an unordered collection of items. Each item of a dictionary has a </text:span><text:span text:style-name="Source_20_Text"><text:span text:style-name="T33">key/value</text:span></text:span><text:span text:style-name="T33"> pair.</text:span></text:p>
      <text:p text:style-name="P44"/>
      <text:p text:style-name="P1"><text:span text:style-name="T30">In hashing, large keys are converted into small keys by using </text:span><text:span text:style-name="Strong_20_Emphasis"><text:span text:style-name="T17">hash functions</text:span></text:span><text:span text:style-name="T32">.</text:span><text:span text:style-name="T30"> The values are then stored in a data structure called </text:span><text:span text:style-name="Strong_20_Emphasis"><text:span text:style-name="T18">hash table</text:span></text:span><text:span text:style-name="T18">.</text:span><text:span text:style-name="T30"> The idea of hashing is to distribute entries (key/value pairs) uniformly across an array. Each element is assigned a key . By using that key you can access the element in </text:span><text:span text:style-name="T31">O(1)</text:span><text:span text:style-name="T30"> time. Using the key, the hash function computes an index that suggests where an entry can be found or inserted.</text:span></text:p>
      <text:p text:style-name="P25"/>
      <text:p text:style-name="P25">Example→</text:p>
      <text:p text:style-name="P39"><text:s text:c="10"/>Python Dictionary is like this → employee={‘emp_id’: 4 , <text:s text:c="6"/>’emp_name’: <text:s text:c="2"/>’saurabh’ ,’emp_category’ : ‘Softaware_Dev’ , ‘expert’ : ‘Python’}</text:p>
      <text:p text:style-name="P25"/>
      <text:p text:style-name="P25">so to implement this in C we will use Hashing with direct chaining technique , the key will be converted to another integer key using HashFunction <text:span text:style-name="T36">and the value is stored at that index(modified key) using linked-List.</text:span></text:p>
      <text:p text:style-name="P26">The hashFunction should be good so the collision can be reduced to as minimum as possible.</text:p>
      <text:p text:style-name="P26"/>
      <text:p text:style-name="P11">Pseudo-Code </text:p>
      <text:p text:style-name="P29">void hashing(<text:span text:style-name="T1">key,value</text:span>){</text:p>
      <text:p text:style-name="P40"><text:s/>arr[16] <text:s/>//create array of required size <text:span text:style-name="T27">let say 16(or can <text:s/>use malloc to dynamically <text:s text:c="18"/>assign size to array)</text:span></text:p>
      <text:p text:style-name="P31">index=hash_function(key) <text:s text:c="2"/>//→ will return an index less than 16</text:p>
      <text:p text:style-name="P31"><text:soft-page-break/>insert(index) <text:s text:c="7"/>//→ will insert the value at that index one index can store more than one value</text:p>
      <text:p text:style-name="P29">}</text:p>
      <text:p text:style-name="P29"/>
      <text:p text:style-name="P32">get_Value(key){</text:p>
      <text:p text:style-name="P30">index=hash_function(key) <text:s text:c="2"/>//→ will return an index less than 16</text:p>
      <text:p text:style-name="P32">get(index) <text:s/>//→ return value </text:p>
      <text:p text:style-name="P32">}</text:p>
      <text:p text:style-name="P9"/>
      <text:p text:style-name="P9"/>
      <text:p text:style-name="P4">1(b).</text:p>
      <text:p text:style-name="P12">I think the book index present at the end book is a like Python Dictionary <text:span text:style-name="T39">having key value pair </text:span><text:s/>which can implement using hashing in C.</text:p>
      <text:p text:style-name="P13"/>
      <text:p text:style-name="P45"><text:span text:style-name="T35">We use </text:span><text:span text:style-name="T19">direct chaining</text:span><text:span text:style-name="T35"> technique to remove collision in keys .</text:span><text:span text:style-name="Strong_20_Emphasis"><text:span text:style-name="T29">Chaining</text:span></text:span><text:span text:style-name="T29"> is a technique used for avoiding collisions in </text:span><text:a xlink:type="simple" xlink:href="https://www.educative.io/edpresso/what-is-a-hash-table" office:target-frame-name="_blank" xlink:show="new" text:style-name="Internet_20_link" text:visited-style-name="Visited_20_Internet_20_Link"><text:span text:style-name="T23">hash tables</text:span></text:a><text:span text:style-name="T29">.</text:span></text:p>
      <text:p text:style-name="P45"><text:span text:style-name="T29">A </text:span><text:span text:style-name="Strong_20_Emphasis"><text:span text:style-name="T29">collision</text:span></text:span><text:span text:style-name="T29"> occurs when two keys are </text:span><text:a xlink:type="simple" xlink:href="https://www.educative.io/edpresso/what-is-hashing" office:target-frame-name="_blank" xlink:show="new" text:style-name="Internet_20_link" text:visited-style-name="Visited_20_Internet_20_Link"><text:span text:style-name="T23">hashed</text:span></text:a><text:span text:style-name="T29"> to the same index in a hash table. Collisions are a problem because every slot in a hash table is supposed to store a single element.</text:span></text:p>
      <text:p text:style-name="Standard"><text:span text:style-name="T29">In the chaining approach, the hash table is an array of</text:span><text:span text:style-name="T43"> </text:span><text:span text:style-name="T25">linked list</text:span><text:span text:style-name="T24"> </text:span><text:span text:style-name="T29">i.e., each index has its own linked list.</text:span></text:p>
      <text:p text:style-name="P8">All key-value pairs mapping to the same index will be stored in the linked list of that index.</text:p>
      <text:p text:style-name="P8"/>
      <text:p text:style-name="P43"><text:span text:style-name="T29">So according to me </text:span><text:span text:style-name="T26">Hashing with direct chaining</text:span><text:span text:style-name="T29"> is the best way to do so, pseudo_code <text:s/>for which will be same as in 1(a).</text:span></text:p>
      <text:p text:style-name="P13"/>
      <text:p text:style-name="P4">2(a).</text:p>
      <text:p text:style-name="P14">Dijkstra’s algorithm is an algorithm for finding the shortest paths between nodes <text:span text:style-name="T4">in a graph.</text:span></text:p>
      <text:p text:style-name="P15">We will need <text:span text:style-name="T5">queue</text:span> data structure to implement <text:span text:style-name="T3">Dijkstra’s algorithm </text:span>in C.</text:p>
      <text:p text:style-name="P15"><text:s/></text:p>
      <text:p text:style-name="P16">A special type of queue known as <text:span text:style-name="T11">priority Queue</text:span><text:span text:style-name="T14"> </text:span>is used in Dijkstra algorithm.</text:p>
      <text:p text:style-name="P17"><text:span text:style-name="T28">W</text:span>e overestimate the distance of each vertex from the starting vertex. Then we visit each node and its neighbors to find the shortest subpath to those neighbors.</text:p>
      <text:p text:style-name="P17"><text:soft-page-break/>The algorithm uses a greedy approach in the sense that we find the next best solution hoping that the end result is the best solution for the whole problem.</text:p>
      <text:p text:style-name="P17">Whenever distance of a vertex is reduced, we add one more instance of vertex in <text:span text:style-name="T11">priority_queue</text:span><text:span text:style-name="T14">.</text:span> Even if there are multiple instances, we only consider the instance with minimum distance and ignore other instances.</text:p>
      <text:p text:style-name="P17"/>
      <text:p text:style-name="P18">Pseudo-Code</text:p>
      <text:p text:style-name="P20"/>
      <text:p text:style-name="Preformatted_20_Text"><text:span text:style-name="Source_20_Text"><text:span text:style-name="T37"><text:s/>Dijkstra(G, S) <text:s/>//</text:span></text:span><text:span text:style-name="Source_20_Text"><text:span text:style-name="T38">here G is graph and S is Source</text:span></text:span></text:p>
      <text:p text:style-name="Preformatted_20_Text"><text:span text:style-name="Source_20_Text"><text:s text:c="4"/>for each vertex V in G</text:span></text:p>
      <text:p text:style-name="Preformatted_20_Text"><text:span text:style-name="Source_20_Text"><text:span text:style-name="T37"><text:s text:c="8"/>distance[V] </text:span></text:span><text:span text:style-name="Source_20_Text"><text:span text:style-name="T38">=</text:span></text:span><text:span text:style-name="Source_20_Text"><text:span text:style-name="T37"> infinite</text:span></text:span></text:p>
      <text:p text:style-name="Preformatted_20_Text"><text:span text:style-name="Source_20_Text"><text:span text:style-name="T37"><text:s text:c="8"/>previous[V] </text:span></text:span><text:span text:style-name="Source_20_Text"><text:span text:style-name="T38">=</text:span></text:span><text:span text:style-name="Source_20_Text"><text:span text:style-name="T37">NULL <text:s text:c="6"/>//</text:span></text:span><text:span text:style-name="Source_20_Text"><text:span text:style-name="T38">previous is maintained to get path </text:span></text:span></text:p>
      <text:p text:style-name="Preformatted_20_Text"><text:span text:style-name="Source_20_Text"><text:s text:c="8"/>If V != S, add V to Priority Queue Q</text:span></text:p>
      <text:p text:style-name="Preformatted_20_Text"><text:span text:style-name="Source_20_Text"><text:span text:style-name="T37"><text:s text:c="4"/>distance[S] </text:span></text:span><text:span text:style-name="Source_20_Text"><text:span text:style-name="T38">= </text:span></text:span><text:span text:style-name="Source_20_Text"><text:span text:style-name="T37">0</text:span></text:span></text:p>
      <text:p text:style-name="Preformatted_20_Text"><text:span text:style-name="Source_20_Text"><text:s text:c="4"/>while Q IS ! EMPTY</text:span></text:p>
      <text:p text:style-name="Preformatted_20_Text"><text:span text:style-name="Source_20_Text"><text:s text:c="8"/>U <text:s text:c="6"/>// Extract MIN from Q</text:span></text:p>
      <text:p text:style-name="Preformatted_20_Text"><text:span text:style-name="Source_20_Text"><text:s text:c="8"/>for each unvisited neighbour <text:s/>V of U</text:span></text:p>
      <text:p text:style-name="Preformatted_20_Text"><text:span text:style-name="Source_20_Text"><text:s text:c="12"/>temp <text:s/>// distance[U] + edge_weight(U, V)</text:span></text:p>
      <text:p text:style-name="Preformatted_20_Text"><text:span text:style-name="Source_20_Text"><text:s text:c="12"/>if temp &lt; distance[V]</text:span></text:p>
      <text:p text:style-name="Preformatted_20_Text"><text:span text:style-name="Source_20_Text"><text:span text:style-name="T37"><text:s text:c="16"/>distance[V] </text:span></text:span><text:span text:style-name="Source_20_Text"><text:span text:style-name="T38">=</text:span></text:span><text:span text:style-name="Source_20_Text"><text:span text:style-name="T37">temp</text:span></text:span></text:p>
      <text:p text:style-name="Preformatted_20_Text"><text:span text:style-name="Source_20_Text"><text:span text:style-name="T37"><text:s text:c="16"/>previous[V] </text:span></text:span><text:span text:style-name="Source_20_Text"><text:span text:style-name="T38">=</text:span></text:span><text:span text:style-name="Source_20_Text"><text:span text:style-name="T37"> U</text:span></text:span></text:p>
      <text:p text:style-name="Preformatted_20_Text"><text:span text:style-name="Source_20_Text"><text:s text:c="4"/>return distance[], previous[]</text:span></text:p>
      <text:p text:style-name="P5">2(b).</text:p>
      <text:p text:style-name="P21">Yes, we can can use <text:span text:style-name="T11">priority queue</text:span> to implement A* algorithm in C.</text:p>
      <text:p text:style-name="P22"><text:span text:style-name="T6">I</text:span>mplementations of A* use a<text:span text:style-name="T14"> </text:span><text:span text:style-name="T15">priority queue</text:span> to perform the repeated selection of minimum cost nodes to expand.</text:p>
      <text:p text:style-name="P22"/>
      <text:p text:style-name="P34"><text:span text:style-name="T29">A* is based on using </text:span><text:span text:style-name="T34">heuristic</text:span><text:span text:style-name="T29"> methods to achieve </text:span><text:span text:style-name="Emphasis"><text:span text:style-name="T29">optimality</text:span></text:span><text:span text:style-name="T29"> and </text:span><text:span text:style-name="Emphasis"><text:span text:style-name="T29">completeness</text:span></text:span><text:span text:style-name="T29">, and is a variant of the best-first algorithm.</text:span></text:p>
      <text:p text:style-name="P36">When a search algorithm has the property of optimality, it means it is guaranteed to find the best possible solution, in our case the shortest path to the finish state. When a search algorithm has the property of completeness, it means that if a solution to a given problem exists, the algorithm is guaranteed to find it.</text:p>
      <text:p text:style-name="Text_20_body"><text:span text:style-name="T29">Each time A* enters a state, it calculates the cost, </text:span><text:span text:style-name="Source_20_Text"><text:span text:style-name="T29">f(n)</text:span></text:span><text:span text:style-name="T29"> (n being the neighboring node), to travel to all of the neighboring nodes, and then enters the node with the lowest value of </text:span><text:span text:style-name="Source_20_Text"><text:span text:style-name="T29">f(n)</text:span></text:span><text:span text:style-name="T29">.</text:span></text:p>
      <text:p text:style-name="P37"><text:soft-page-break/>These values are calculated with the following formula: f<text:bookmark text:name="MJXc-Node-6"/>(<text:bookmark text:name="MJXc-Node-7"/>n<text:bookmark text:name="MJXc-Node-8"/>)<text:bookmark text:name="MJXc-Node-9"/>=<text:bookmark text:name="MJXc-Node-12"/><text:bookmark text:name="MJXc-Node-10"/><text:bookmark text:name="MJXc-Node-11"/>g<text:bookmark text:name="MJXc-Node-13"/>(<text:bookmark text:name="MJXc-Node-14"/>n<text:bookmark text:name="MJXc-Node-15"/>)<text:bookmark text:name="MJXc-Node-16"/>+<text:bookmark text:name="MJXc-Node-17"/><text:bookmark text:name="MJXc-Node-18"/><text:bookmark text:name="MJXc-Node-19"/>h<text:bookmark text:name="MJXc-Node-20"/>(<text:bookmark text:name="MJXc-Node-21"/>n<text:span text:style-name="T7">)</text:span></text:p>
      <text:p text:style-name="P35"><text:span text:style-name="Source_20_Text"><text:span text:style-name="T29">g(n)</text:span></text:span><text:span text:style-name="T29"> being the value of the shortest path from the start node to node </text:span><text:span text:style-name="Emphasis"><text:span text:style-name="T29">n</text:span></text:span><text:span text:style-name="T29">, and </text:span><text:span text:style-name="Source_20_Text"><text:span text:style-name="T29">h(n)</text:span></text:span><text:span text:style-name="T29"> being a heuristic approximation of the node's value.</text:span></text:p>
      <text:p text:style-name="P37"/>
      <text:p text:style-name="P38">Implementation</text:p>
      <text:p text:style-name="P36"><text:s/>There are two sets, OPEN and CLOSED. The OPEN set contains those nodes that are candidates for examining. Initially, the OPEN set contains only one element: the starting position. The CLOSED set contains those nodes that have already been examined. Initially, the CLOSED set is empty. Graphically, the OPEN set is the “frontier” and the CLOSED set is the “interior” of the visited areas. Each node also keeps a pointer to its parent node so that we can determine how it was found.</text:p>
      <text:p text:style-name="Text_20_body"><text:span text:style-name="T29">There is a main loop that repeatedly pulls out the best node </text:span><text:span text:style-name="Source_20_Text"><text:span text:style-name="T29">n</text:span></text:span><text:span text:style-name="T29"> in OPEN (the node with the lowest </text:span><text:span text:style-name="Source_20_Text"><text:span text:style-name="T29">f</text:span></text:span><text:span text:style-name="T29"> value) and examines it. If </text:span><text:span text:style-name="Source_20_Text"><text:span text:style-name="T29">n</text:span></text:span><text:span text:style-name="T29"> is the goal, then we’re done. Otherwise, node </text:span><text:span text:style-name="Source_20_Text"><text:span text:style-name="T29">n</text:span></text:span><text:span text:style-name="T29"> is removed from OPEN and added to CLOSED. Then, its neighbors </text:span><text:span text:style-name="Source_20_Text"><text:span text:style-name="T29">n′</text:span></text:span><text:span text:style-name="T29"> are examined. A neighbor that is in CLOSED has already been seen, so we don’t need to look at it. A neighbor that is in OPEN is scheduled to be looked at, so we don’t need to look at it now. Otherwise, we add it to OPEN, with its parent set to </text:span><text:span text:style-name="Source_20_Text"><text:span text:style-name="T29">n</text:span></text:span><text:span text:style-name="T29">. The path cost to </text:span><text:span text:style-name="Source_20_Text"><text:span text:style-name="T29">n′</text:span></text:span><text:span text:style-name="T29">, </text:span><text:span text:style-name="Source_20_Text"><text:span text:style-name="T29">g(n′)</text:span></text:span><text:span text:style-name="T29">, will be set to </text:span><text:span text:style-name="Source_20_Text"><text:span text:style-name="T29">g(n) + movementcost(n, n′)</text:span></text:span><text:span text:style-name="T29">.</text:span></text:p>
      <text:p text:style-name="P8"/>
      <text:p text:style-name="P19">Pseudo-Code:</text:p>
      <text:p text:style-name="P33">Add start node to list </text:p>
      <text:p text:style-name="P33">for all the neighboring nodes,find the least cost F node</text:p>
      <text:p text:style-name="P33">switch to the closed list </text:p>
      <text:p text:style-name="P33"><text:s text:c="2"/>for all nodes adjacent to the current node </text:p>
      <text:p text:style-name="P33"><text:s text:c="2"/>if the node is not reachable ,ignore it. Else</text:p>
      <text:p text:style-name="P33"><text:s text:c="7"/>if the node is not on the open list,move it to the open and calculate f,g,h.</text:p>
      <text:p text:style-name="P33"><text:s text:c="7"/>If the node is on the open list,check if the path it offers is less than the current path and change to it </text:p>
      <text:p text:style-name="P33"><text:s text:c="7"/>does so.</text:p>
      <text:p text:style-name="P33">Stop working then</text:p>
      <text:p text:style-name="P33"><text:s text:c="4"/>You find the destination</text:p>
      <text:p text:style-name="P33"><text:s text:c="4"/>You cannot find the destination going through all possible points.</text:p>
      <text:p text:style-name="P23"><text:soft-page-break/><text:s text:c="8"/></text:p>
      <text:p text:style-name="P15"/>
      <text:p text:style-name="P24"><text:span text:style-name="T8">We use </text:span><text:span text:style-name="T12">priority queue</text:span><text:span text:style-name="T8"> data structure to implement open list and closed list .</text:span></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pitch="variable" style:font-charset="x-symbol"/>
    <style:font-face style:name="Lohit Devanagari1" svg:font-family="'Lohit Devanagari'"/>
    <style:font-face style:name="Noto Mono" svg:font-family="'Noto Mono'" style:font-pitch="fixed"/>
    <style:font-face style:name="Tlwg Typo" svg:font-family="'Tlwg Typo'" style:font-adornments="Bold" style:font-pitch="fixed"/>
    <style:font-face style:name="TlwgMono" svg:font-family="TlwgMono" style:font-adornments="Bold" style:font-pitch="fixed"/>
    <style:font-face style:name="Ubuntu Mono" svg:font-family="'Ubuntu Mono'" style:font-adornments="Bold"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FreeMono" svg:font-family="FreeMono" style:font-adornments="Bold" style:font-family-generic="modern" style:font-pitch="fixed"/>
    <style:font-face style:name="Liberation Mono" svg:font-family="'Liberation Mono'" style:font-family-generic="modern" style:font-pitch="fixed"/>
    <style:font-face style:name="Abyssinica SIL" svg:font-family="'Abyssinica SIL'" style:font-pitch="variable"/>
    <style:font-face style:name="Dyuthi" svg:font-family="Dyuthi" style:font-pitch="variable"/>
    <style:font-face style:name="FontAwesome" svg:font-family="FontAwesome" style:font-pitch="variable"/>
    <style:font-face style:name="Gargi" svg:font-family="Gargi" style:font-pitch="variable"/>
    <style:font-face style:name="Garuda" svg:font-family="Garuda" style:font-adornments="Bold" style:font-pitch="variable"/>
    <style:font-face style:name="Gubbi" svg:font-family="Gubbi" style:font-pitch="variable"/>
    <style:font-face style:name="Jamrul" svg:font-family="Jamrul" style:font-pitch="variable"/>
    <style:font-face style:name="KacstArt" svg:font-family="KacstArt" style:font-pitch="variable"/>
    <style:font-face style:name="KacstBook" svg:font-family="KacstBook" style:font-pitch="variable"/>
    <style:font-face style:name="KacstDecorative" svg:font-family="KacstDecorative" style:font-pitch="variable"/>
    <style:font-face style:name="KacstDigital" svg:font-family="KacstDigital" style:font-pitch="variable"/>
    <style:font-face style:name="KacstFarsi" svg:font-family="KacstFarsi" style:font-pitch="variable"/>
    <style:font-face style:name="Kalimati" svg:font-family="Kalimati" style:font-pitch="variable"/>
    <style:font-face style:name="Norasi" svg:font-family="Norasi" style:font-adornments="Bold" style:font-pitch="variable"/>
    <style:font-face style:name="Padauk" svg:font-family="Padauk" style:font-adornments="Bold" style:font-pitch="variable"/>
    <style:font-face style:name="Padauk Book" svg:font-family="'Padauk Book'" style:font-adornments="Bold" style:font-pitch="variable"/>
    <style:font-face style:name="Pagul" svg:font-family="Pagul" style:font-pitch="variable"/>
    <style:font-face style:name="Phetsarath OT" svg:font-family="'Phetsarath OT'" style:font-pitch="variable"/>
    <style:font-face style:name="Pothana2000" svg:font-family="Pothana2000" style:font-pitch="variable"/>
    <style:font-face style:name="Purisa" svg:font-family="Purisa" style:font-adornments="Bold" style:font-pitch="variable"/>
    <style:font-face style:name="Rachana" svg:font-family="Rachana" style:font-adornments="Bold" style:font-pitch="variable"/>
    <style:font-face style:name="RaghuMalayalam" svg:font-family="RaghuMalayalam" style:font-pitch="variable"/>
    <style:font-face style:name="Rekha" svg:font-family="Rekha" style:font-pitch="variable"/>
    <style:font-face style:name="Roboto" svg:font-family="Roboto" style:font-adornments="Bold" style:font-pitch="variable"/>
    <style:font-face style:name="Roboto Condensed" svg:font-family="'Roboto Condensed'" style:font-adornments="Bold" style:font-pitch="variable"/>
    <style:font-face style:name="Saab" svg:font-family="Saab" style:font-pitch="variable"/>
    <style:font-face style:name="Sahadeva" svg:font-family="Sahadeva" style:font-pitch="variable"/>
    <style:font-face style:name="Samanata" svg:font-family="Samanata" style:font-pitch="variable"/>
    <style:font-face style:name="Samyak Devanagari" svg:font-family="'Samyak Devanagari'" style:font-pitch="variable"/>
    <style:font-face style:name="Samyak Gujarati" svg:font-family="'Samyak Gujarati'" style:font-pitch="variable"/>
    <style:font-face style:name="Samyak Malayalam" svg:font-family="'Samyak Malayalam'" style:font-pitch="variable"/>
    <style:font-face style:name="Samyak Tamil" svg:font-family="'Samyak Tamil'" style:font-pitch="variable"/>
    <style:font-face style:name="Sarai" svg:font-family="Sarai" style:font-pitch="variable"/>
    <style:font-face style:name="Sawasdee" svg:font-family="Sawasdee" style:font-adornments="Bold" style:font-pitch="variable"/>
    <style:font-face style:name="Suruma" svg:font-family="Suruma" style:font-pitch="variable"/>
    <style:font-face style:name="Tibetan Machine Uni" svg:font-family="'Tibetan Machine Uni'" style:font-pitch="variable"/>
    <style:font-face style:name="Tlwg Typist" svg:font-family="'Tlwg Typist'" style:font-adornments="Bold" style:font-pitch="variable"/>
    <style:font-face style:name="Ubuntu" svg:font-family="Ubuntu" style:font-adornments="Bold" style:font-pitch="variable"/>
    <style:font-face style:name="Umpush" svg:font-family="Umpush" style:font-adornments="Bold" style:font-pitch="variable"/>
    <style:font-face style:name="Uroob" svg:font-family="Uroob" style:font-adornments="Bold" style:font-pitch="variable"/>
    <style:font-face style:name="padmaa" svg:font-family="padmaa" style:font-pitch="variable"/>
    <style:font-face style:name="padmaa-Bold.1.1" svg:font-family="padmaa-Bold.1.1" style:font-adornments="Bold.1.1" style:font-pitch="variable"/>
    <style:font-face style:name="TlwgTypewriter" svg:font-family="TlwgTypewriter" style:font-adornments="Bold" style:font-family-generic="modern" style:font-pitch="variable"/>
    <style:font-face style:name="DejaVu Serif" svg:font-family="'DejaVu Serif'" style:font-adornments="Bold"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Noto Serif CJK JP" svg:font-family="'Noto Serif CJK JP'" style:font-adornments="Bold" style:font-family-generic="roman" style:font-pitch="variable"/>
    <style:font-face style:name="Noto Serif CJK KR" svg:font-family="'Noto Serif CJK KR'" style:font-adornments="Bold" style:font-family-generic="roman" style:font-pitch="variable"/>
    <style:font-face style:name="Noto Serif CJK SC" svg:font-family="'Noto Serif CJK SC'" style:font-adornments="Bold" style:font-family-generic="roman" style:font-pitch="variable"/>
    <style:font-face style:name="Noto Serif CJK TC" svg:font-family="'Noto Serif CJK TC'" style:font-adornments="Bold" style:font-family-generic="roman" style:font-pitch="variable"/>
    <style:font-face style:name="DejaVu Sans Light" svg:font-family="'DejaVu Sans Light'"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CJK HK" svg:font-family="'Noto Sans CJK HK'" style:font-adornments="Bold" style:font-family-generic="swiss" style:font-pitch="variable"/>
    <style:font-face style:name="Noto Sans CJK JP" svg:font-family="'Noto Sans CJK JP'" style:font-adornments="Bold" style:font-family-generic="swiss" style:font-pitch="variable"/>
    <style:font-face style:name="Noto Sans CJK KR" svg:font-family="'Noto Sans CJK KR'" style:font-adornments="Bold" style:font-family-generic="swiss" style:font-pitch="variable"/>
    <style:font-face style:name="Noto Sans CJK SC" svg:font-family="'Noto Sans CJK SC'" style:font-adornments="Bold" style:font-family-generic="swiss" style:font-pitch="variable"/>
    <style:font-face style:name="Noto Sans CJK TC" svg:font-family="'Noto Sans CJK TC'" style:font-adornments="Bold" style:font-family-generic="swiss" style:font-pitch="variable"/>
    <style:font-face style:name="Noto Sans Mono CJK HK" svg:font-family="'Noto Sans Mono CJK HK'" style:font-adornments="Bold" style:font-family-generic="swiss" style:font-pitch="variable"/>
    <style:font-face style:name="Noto Sans Mono CJK JP" svg:font-family="'Noto Sans Mono CJK JP'" style:font-adornments="Bold" style:font-family-generic="swiss" style:font-pitch="variable"/>
    <style:font-face style:name="Noto Sans Mono CJK KR" svg:font-family="'Noto Sans Mono CJK KR'" style:font-adornments="Bold" style:font-family-generic="swiss" style:font-pitch="variable"/>
    <style:font-face style:name="Noto Sans Mono CJK SC" svg:font-family="'Noto Sans Mono CJK SC'" style:font-adornments="Bold" style:font-family-generic="swiss" style:font-pitch="variable"/>
    <style:font-face style:name="Noto Sans Mono CJK TC" svg:font-family="'Noto Sans Mono CJK TC'" style:font-adornments="Bold" style:font-family-generic="swiss" style:font-pitch="variable"/>
    <style:font-face style:name="Open Sans" svg:font-family="'Open Sans'" style:font-adornments="Bold" style:font-family-generic="swiss" style:font-pitch="variable"/>
    <style:font-face style:name="Open Sans Condensed" svg:font-family="'Open Sans Condensed'" style:font-adornments="Bold" style:font-family-generic="swiss" style:font-pitch="variable"/>
    <style:font-face style:name="Open Sans Condensed Light" svg:font-family="'Open Sans Condensed Light'" style:font-family-generic="swiss" style:font-pitch="variable"/>
    <style:font-face style:name="Open Sans Extrabold" svg:font-family="'Open Sans Extrabold'"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083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8T16:50:51.672083992</meta:creation-date>
    <dc:date>2020-06-21T19:31:20.584719985</dc:date>
    <meta:editing-duration>PT4H1M6S</meta:editing-duration>
    <meta:editing-cycles>6</meta:editing-cycles>
    <meta:generator>LibreOffice/6.0.7.3$Linux_X86_64 LibreOffice_project/00m0$Build-3</meta:generator>
    <meta:document-statistic meta:table-count="0" meta:image-count="0" meta:object-count="0" meta:page-count="5" meta:paragraph-count="78" meta:word-count="1095" meta:character-count="6373" meta:non-whitespace-character-count="5121"/>
  </office:meta>
</office:document-meta>
</file>